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778fe" officeooo:paragraph-rsid="001778fe"/>
    </style:style>
    <style:style style:name="P2" style:family="paragraph" style:parent-style-name="Heading_20_1">
      <style:text-properties officeooo:rsid="00196769" officeooo:paragraph-rsid="00196769"/>
    </style:style>
    <style:style style:name="P3" style:family="paragraph" style:parent-style-name="Heading_20_2">
      <style:text-properties officeooo:rsid="00196769" officeooo:paragraph-rsid="00196769"/>
    </style:style>
    <style:style style:name="P4" style:family="paragraph" style:parent-style-name="Heading_20_3">
      <style:text-properties style:font-name="Liberation Sans" fo:font-size="14.1000003814697pt" fo:font-weight="bold" officeooo:rsid="001cc8e2" officeooo:paragraph-rsid="001cc8e2" style:font-name-asian="Noto Sans CJK SC" style:font-size-asian="14.1000003814697pt" style:font-weight-asian="bold" style:font-name-complex="Lohit Devanagari" style:font-size-complex="14.1000003814697pt" style:font-weight-complex="bold"/>
    </style:style>
    <style:style style:name="P5" style:family="paragraph" style:parent-style-name="Heading_20_3">
      <style:text-properties style:font-name="Liberation Sans" fo:font-size="14.1000003814697pt" fo:font-weight="bold" officeooo:rsid="001df877" officeooo:paragraph-rsid="001df877" style:font-name-asian="Noto Sans CJK SC" style:font-size-asian="14.1000003814697pt" style:font-weight-asian="bold" style:font-name-complex="Lohit Devanagari" style:font-size-complex="14.1000003814697pt" style:font-weight-complex="bold"/>
    </style:style>
    <style:style style:name="P6" style:family="paragraph" style:parent-style-name="Text_20_body">
      <style:text-properties officeooo:paragraph-rsid="001778fe"/>
    </style:style>
    <style:style style:name="P7" style:family="paragraph" style:parent-style-name="Text_20_body">
      <style:text-properties officeooo:paragraph-rsid="00196769"/>
    </style:style>
    <style:style style:name="P8" style:family="paragraph" style:parent-style-name="Text_20_body">
      <style:text-properties officeooo:rsid="001cc8e2" officeooo:paragraph-rsid="001cc8e2"/>
    </style:style>
    <style:style style:name="P9" style:family="paragraph" style:parent-style-name="Text_20_body">
      <style:text-properties officeooo:rsid="001cc8e2" officeooo:paragraph-rsid="001df877"/>
    </style:style>
    <style:style style:name="P10" style:family="paragraph" style:parent-style-name="Text_20_body">
      <style:text-properties style:text-underline-style="solid" style:text-underline-width="auto" style:text-underline-color="font-color" officeooo:rsid="001cc8e2" officeooo:paragraph-rsid="001cc8e2"/>
    </style:style>
    <style:style style:name="P11" style:family="paragraph" style:parent-style-name="Text_20_body">
      <style:text-properties style:text-underline-style="solid" style:text-underline-width="auto" style:text-underline-color="font-color" officeooo:rsid="001cc8e2" officeooo:paragraph-rsid="001df877"/>
    </style:style>
    <style:style style:name="P12" style:family="paragraph" style:parent-style-name="Text_20_body">
      <style:text-properties officeooo:paragraph-rsid="001cc8e2"/>
    </style:style>
    <style:style style:name="P13" style:family="paragraph" style:parent-style-name="Text_20_body">
      <style:text-properties officeooo:rsid="001df877" officeooo:paragraph-rsid="001df877"/>
    </style:style>
    <style:style style:name="P14" style:family="paragraph" style:parent-style-name="Text_20_body">
      <style:text-properties officeooo:paragraph-rsid="001df877"/>
    </style:style>
    <style:style style:name="P15" style:family="paragraph" style:parent-style-name="Title">
      <style:text-properties officeooo:paragraph-rsid="001778fe"/>
    </style:style>
    <style:style style:name="T1" style:family="text">
      <style:text-properties officeooo:rsid="001778fe"/>
    </style:style>
    <style:style style:name="T2" style:family="text">
      <style:text-properties style:font-name="Liberation Sans" fo:font-size="28pt" fo:font-weight="bold" officeooo:rsid="001778fe" style:font-name-asian="Noto Sans CJK SC" style:font-size-asian="28pt" style:font-weight-asian="bold" style:font-name-complex="Lohit Devanagari" style:font-size-complex="28pt" style:font-weight-complex="bold"/>
    </style:style>
    <style:style style:name="T3" style:family="text">
      <style:text-properties officeooo:rsid="00196769"/>
    </style:style>
    <style:style style:name="T4" style:family="text">
      <style:text-properties officeooo:rsid="001b6353"/>
    </style:style>
    <style:style style:name="T5" style:family="text">
      <style:text-properties officeooo:rsid="001c3193"/>
    </style:style>
    <style:style style:name="T6" style:family="text">
      <style:text-properties officeooo:rsid="001cc8e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cc8e2"/>
    </style:style>
    <style:style style:name="T9" style:family="text">
      <style:text-properties style:text-underline-style="none"/>
    </style:style>
    <style:style style:name="T10" style:family="text">
      <style:text-properties style:text-underline-style="none" officeooo:rsid="001cc8e2"/>
    </style:style>
    <style:style style:name="T11" style:family="text">
      <style:text-properties officeooo:rsid="001df8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Appsfactory Recruitment Task </text:span><text:span text:style-name="T2">Application Programming Interface Document</text:span></text:p>
      <text:h text:style-name="P1" text:outline-level="1">Introduction</text:h>
      <text:p text:style-name="P6"><text:span text:style-name="T1">Recently, there is a global increasing trend with using microservice architectures and its related design concepts to overcome with high load of client requests, to provide horizontal scalability, to increase software quality and to make it easy to integrate upcoming features to the system. Due to this situation, there are a lot of advantages in the software engineering industry. </text:span></text:p>
      <text:p text:style-name="P6"><text:span text:style-name="T1">This </text:span><text:span text:style-name="T3">API provides information about the required and corresponding HTTP methods, their usage in the system and service applications which provides direct or indirect functionalities for the sake of the microservice architecture.</text:span></text:p>
      <text:p text:style-name="P7"><text:span text:style-name="T3">There are three different microservices, one discovery service, one configuration service and one gateway service which are responsible to provide the required functionalty.</text:span></text:p>
      <text:h text:style-name="P2" text:outline-level="1">Microservices</text:h>
      <text:h text:style-name="P3" text:outline-level="2">Region Provider Service</text:h>
      <text:p text:style-name="P7"><text:span text:style-name="T3">This microservice provides regional information which is required </text:span><text:span text:style-name="T4">to calculate car insurance premium. </text:span><text:span text:style-name="T5">There </text:span><text:span text:style-name="T6">are</text:span><text:span text:style-name="T5"> </text:span><text:span text:style-name="T6">two</text:span><text:span text:style-name="T5"> REST end-point</text:span><text:span text:style-name="T6">s</text:span><text:span text:style-name="T5"> to provide CRUD operations </text:span><text:span text:style-name="T6">for per region object and to import regions to database as a bulk operation</text:span><text:span text:style-name="T5">.</text:span></text:p>
      <text:h text:style-name="Heading_20_3" text:outline-level="3">Create</text:h>
      <text:p text:style-name="P8"><text:a xlink:type="simple" xlink:href="http://ADDRESS:8091/api/region" text:style-name="Internet_20_link" text:visited-style-name="Visited_20_Internet_20_Link">http://ADDRESS:8091/api/region</text:a></text:p>
      <text:p text:style-name="P8"><text:span text:style-name="T7">Method:</text:span><text:span text:style-name="T9"> </text:span>HTTP POST</text:p>
      <text:p text:style-name="P10">Sample Body:<text:span text:style-name="T9"> {“federalState”:”STATE”, “county”:”SAMPLE_COUNTY”, “postCode”:12345, “factor”:1.5}</text:span></text:p>
      <text:p text:style-name="P10"><text:span text:style-name="T9">This will add a region to the database.</text:span></text:p>
      <text:h text:style-name="P4" text:outline-level="3">Read</text:h>
      <text:p text:style-name="P8"><text:a xlink:type="simple" xlink:href="http://ADDRESS:8091/api/region" text:style-name="Internet_20_link" text:visited-style-name="Visited_20_Internet_20_Link">http://ADDRESS:8091/api/region</text:a></text:p>
      <text:p text:style-name="P12"><text:span text:style-name="T8">Method:</text:span><text:span text:style-name="T10"> </text:span><text:span text:style-name="T6">HTTP GET</text:span></text:p>
      <text:p text:style-name="P13">This will provide the region list as a JSON array.</text:p>
      <text:p text:style-name="P13"/>
      <text:h text:style-name="P5" text:outline-level="3"><text:soft-page-break/>Update</text:h>
      <text:p text:style-name="P9"><text:a xlink:type="simple" xlink:href="http://ADDRESS:8091/api/region" text:style-name="Internet_20_link" text:visited-style-name="Visited_20_Internet_20_Link">http://ADDRESS:8091/api/region</text:a></text:p>
      <text:p text:style-name="P14"><text:span text:style-name="T8">Method:</text:span><text:span text:style-name="T10"> </text:span><text:span text:style-name="T6">HTTP </text:span><text:span text:style-name="T11">PUT</text:span></text:p>
      <text:p text:style-name="P11">Sample Body:<text:span text:style-name="T9"> {“federalState”:”STATE”, “county”:”SAMPLE_COUNTY”, “postCode”:12345, “factor”:1.5}</text:span></text:p>
      <text:p text:style-name="P10"><text:span text:style-name="T9"/></text:p>
      <text:p text:style-name="P10"><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4:48:21.248307989</meta:creation-date>
    <meta:generator>LibreOffice/6.4.7.2$Linux_X86_64 LibreOffice_project/40$Build-2</meta:generator>
    <dc:date>2021-09-26T22:31:29.003666647</dc:date>
    <meta:editing-duration>P1DT7H32M5S</meta:editing-duration>
    <meta:editing-cycles>5</meta:editing-cycles>
    <meta:document-statistic meta:table-count="0" meta:image-count="0" meta:object-count="0" meta:page-count="2" meta:paragraph-count="21" meta:word-count="207" meta:character-count="1572" meta:non-whitespace-character-count="1385"/>
  </office:meta>
</office:document-meta>
</file>